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oomp_key</text:p>
          </table:table-cell>
          <table:table-cell table:style-name="Default" office:value-type="string" calcext:value-type="string">
            <text:p>placed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oomp_electronic_ic_tqfp_32_mcu_atmega328_microchip_atmega328p_aur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oomp_electronic_pmic_sot_223_linear_1117_5_volt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oomp_electronic_ic_sop_16_converter_usb_to_serial_converter_wch_ch340g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oomp_electronic_breakout_board_mcu_atmega328_shennie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oomp_electronic_header_2d54_mm_dual_row_2x3_dual_row_6_pin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oomp_electronic_socket_usb_mini_surface_mount_only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oomp_electronic_led_0603_red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oomp_electronic_led_0603_red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omp_electronic_led_0603_red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oomp_electronic_led_0603_red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oomp_electronic_resistor_0603_1000_ohm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oomp_electronic_resistor_0603_1000_ohm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oomp_electronic_resistor_0603_1000_ohm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oomp_electronic_resistor_0603_1000_ohm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oomp_electronic_resistor_0603_1000_oh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erial_data_line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oomp_electronic_resistor_0603_1000_oh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erial_data_line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oomp_electronic_resistor_0603_1000_oh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uto_reset_circuit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oomp_electronic_button_3_5_mm_x_6_mm_x_2_5_mm_surface_mount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oomp_electronic_ceramic_resonator_3213_3_pin_ground_pin_2_16_mega_hertz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tmega328_crystal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oomp_electronic_ceramic_resonator_3213_3_pin_ground_pin_2_12_mega_hertz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h340_crystal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oomp_electronic_diode_schottky_sod_123_package_marking_b2_mbr052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ack_power_protection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omp_electronic_capacitor_3216_avx_a_tantalum_4_7_micro_farad_16_vol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ower_supply_filtering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oomp_electronic_capacitor_3216_avx_a_tantalum_4_7_micro_farad_16_vol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ower_supply_filtering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oomp_electronic_capacitor_0603_100_nano_fara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h340_decoupling_3_volt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oomp_electronic_capacitor_0603_100_nano_fara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tmega328_decoupling_not_certain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oomp_electronic_capacitor_0603_100_nano_fara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uto_reset_circuit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oomp_electronic_capacitor_0603_100_nano_fara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ower_supply_filtering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oomp_electronic_capacitor_0603_100_nano_fara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ower_supply_filter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6:15:22.633000000</meta:creation-date>
    <dc:date>2023-08-26T16:16:39.469000000</dc:date>
    <meta:editing-duration>PT1M18S</meta:editing-duration>
    <meta:editing-cycles>1</meta:editing-cycles>
    <meta:document-statistic meta:table-count="1" meta:cell-count="101" meta:object-count="0"/>
    <meta:generator>LibreOffice/7.6.0.3$Windows_X86_64 LibreOffice_project/69edd8b8ebc41d00b4de3915dc82f8f0fc3b6265</meta:generator>
  </office:meta>
</office:document-meta>
</file>